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lato" svg:font-family="la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fo:text-transform="uppercase" fo:color="#ff6a28" style:font-name="inherit" fo:font-size="15pt" fo:font-weight="normal" officeooo:rsid="000cda7d" officeooo:paragraph-rsid="000cda7d" loext:padding="0cm" loext:border="none"/>
    </style:style>
    <style:style style:name="P2" style:family="paragraph" style:parent-style-name="Heading_20_2">
      <style:paragraph-properties fo:margin-left="0.265cm" fo:margin-right="0.265cm" fo:margin-top="0cm" fo:margin-bottom="0cm" loext:contextual-spacing="false" fo:line-height="120%" fo:text-align="start" style:justify-single-word="false" fo:orphans="2" fo:widows="2" fo:text-indent="0cm" style:auto-text-indent="false" fo:padding="0cm" fo:border="none"/>
      <style:text-properties fo:text-transform="uppercase" fo:color="#ff6a28" style:font-name="inherit" fo:font-size="15pt" fo:letter-spacing="normal" fo:font-style="normal" fo:font-weight="normal" fo:background-color="#ffffff" loext:padding="0cm" loext:border="none"/>
    </style:style>
    <style:style style:name="P3" style:family="paragraph" style:parent-style-name="Heading_20_3">
      <loext:graphic-properties draw:fill="solid" draw:fill-color="#f0f0f0" draw:opacity="100%"/>
      <style:paragraph-properties fo:margin-left="0cm" fo:margin-right="0cm" fo:margin-top="0.265cm" fo:margin-bottom="0.265cm" loext:contextual-spacing="false" fo:line-height="120%" fo:text-align="center" style:justify-single-word="false" fo:orphans="2" fo:widows="2" fo:text-indent="0cm" style:auto-text-indent="false" fo:background-color="#f0f0f0" fo:padding="0cm" fo:border="none"/>
      <style:text-properties fo:text-transform="uppercase" fo:color="#595959" style:font-name="inherit" fo:font-size="11.25pt" fo:letter-spacing="normal" fo:font-style="normal" fo:font-weight="bold" fo:background-color="#ffffff" loext:padding="0cm" loext:border="none"/>
    </style:style>
    <style:style style:name="P4" style:family="paragraph" style:parent-style-name="Standard">
      <style:text-properties officeooo:rsid="000cda7d" officeooo:paragraph-rsid="000cda7d"/>
    </style:style>
    <style:style style:name="P5" style:family="paragraph" style:parent-style-name="Standard">
      <style:text-properties fo:font-variant="normal" fo:text-transform="none" fo:color="#212529" style:font-name="lato" fo:font-size="12pt" fo:letter-spacing="normal" fo:font-style="normal" fo:font-weight="normal" fo:background-color="#ffffff" style:font-name-asian="lato" style:font-size-asian="12pt" style:font-style-asian="normal" style:font-weight-asian="normal" style:font-name-complex="lato" style:font-size-complex="12pt" style:font-style-complex="normal" style:font-weight-complex="normal" loext:padding="0cm" loext:border="none"/>
    </style:style>
    <style:style style:name="P6" style:family="paragraph" style:parent-style-name="Standard">
      <style:text-properties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style:line-height-at-least="0.609cm" fo:text-align="start" style:justify-single-word="false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style:line-height-at-least="0.609cm" fo:text-align="start" style:justify-single-word="false" fo:text-indent="0cm" style:auto-text-indent="false" fo:padding="0cm" fo:border="none"/>
      <style:text-properties fo:font-variant="normal" fo:text-transform="none" fo:color="#000000" style:font-name="lato" fo:font-size="11.25pt" fo:letter-spacing="normal" fo:font-style="normal" fo:font-weight="normal" fo:background-color="#ffffff" loext:padding="0cm" loext:border="none"/>
    </style:style>
    <style:style style:name="P9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95959" style:font-name="lato" fo:font-size="12pt" fo:letter-spacing="normal" fo:font-style="normal" fo:font-weight="normal" fo:background-color="#ffffff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.529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 style:list-style-name="L2">
      <style:paragraph-properties fo:margin-left="0.529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ato" fo:font-size="11.25pt" fo:letter-spacing="normal" fo:font-style="normal" fo:font-weight="normal" fo:background-color="#ffffff" loext:padding="0cm" loext:border="none"/>
    </style:style>
    <style:style style:name="T1" style:family="text">
      <style:text-properties fo:font-variant="normal" fo:text-transform="none" fo:color="#000000" style:font-name="lato" fo:font-size="11.25pt" fo:letter-spacing="normal" fo:font-style="normal" fo:font-weight="bold" fo:background-color="#ffffff" loext:char-shading-value="0" loext:padding="0cm" loext:border="none"/>
    </style:style>
    <style:style style:name="T2" style:family="text">
      <style:text-properties fo:font-variant="normal" fo:text-transform="none" fo:color="#000000" style:font-name="lato" fo:font-size="11.25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ff6a28" style:text-line-through-style="none" style:text-line-through-type="none" style:font-name="lato" fo:font-size="11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fo:color="#ff6a28" style:text-line-through-style="none" style:text-line-through-type="none" style:font-name="lato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212529" style:font-name="lato" fo:font-size="12pt" fo:letter-spacing="normal" fo:font-style="normal" fo:font-weight="normal" fo:background-color="#ffffff" loext:char-shading-value="0" style:font-name-asian="lato" style:font-size-asian="12pt" style:font-style-asian="normal" style:font-weight-asian="normal" style:font-name-complex="lato" style:font-size-complex="12pt" style:font-style-complex="normal" style:font-weight-complex="normal" loext:padding="0cm" loext:border="none"/>
    </style:style>
    <style:style style:name="T6" style:family="text">
      <style:text-properties fo:font-variant="normal" fo:text-transform="none" fo:color="#595959" style:font-name="lato" fo:font-size="12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595959" style:font-name="lato" fo:font-size="12pt" fo:letter-spacing="normal" fo:font-style="normal" fo:font-weight="bold" fo:background-color="#ffffff" loext:char-shading-value="0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GREDIENTES</text:h>
      <text:section text:style-name="Sect1" text:name="info-user">
        <text:list xml:id="list1485563580" text:style-name="L1">
          <text:list-item>
            <text:p text:style-name="P7"><text:span text:style-name="Strong_20_Emphasis"><text:span text:style-name="T1">Massa:</text:span></text:span></text:p>
          </text:list-item>
          <text:list-item>
            <text:p text:style-name="P8">1 pacote de biscoito maisena</text:p>
          </text:list-item>
          <text:list-item>
            <text:p text:style-name="P8">1/2 xícara de margarina</text:p>
          </text:list-item>
          <text:list-item>
            <text:p text:style-name="P7"><text:span text:style-name="Strong_20_Emphasis"><text:span text:style-name="T1">Recheio:</text:span></text:span></text:p>
          </text:list-item>
          <text:list-item>
            <text:p text:style-name="P8">700 ml de leite</text:p>
          </text:list-item>
          <text:list-item>
            <text:p text:style-name="P8">1 lata de leite condensado</text:p>
          </text:list-item>
          <text:list-item>
            <text:p text:style-name="P8">2 colheres de essência de baunilha</text:p>
          </text:list-item>
          <text:list-item>
            <text:p text:style-name="P8">4 colheres de amido de milho</text:p>
          </text:list-item>
          <text:list-item>
            <text:p text:style-name="P8">2 gemas peneiradas</text:p>
          </text:list-item>
          <text:list-item>
            <text:p text:style-name="P8">1 lata de creme de leite</text:p>
          </text:list-item>
          <text:list-item>
            <text:p text:style-name="P7"><text:span text:style-name="Strong_20_Emphasis"><text:span text:style-name="T1">Cobertura:</text:span></text:span></text:p>
          </text:list-item>
          <text:list-item>
            <text:p text:style-name="P8">2 caixas de morangos</text:p>
          </text:list-item>
          <text:list-item>
            <text:p text:style-name="P7"><text:span text:style-name="T2">1 pacote de </text:span><text:a xlink:type="simple" xlink:href="https://www.tudogostoso.com.br/receita/38921-gelatina-ao-creme-com-morangos.html" office:target-frame-name="_blank" xlink:show="new" text:style-name="Internet_20_link" text:visited-style-name="Visited_20_Internet_20_Link"><text:span text:style-name="T3">gelatina de morango</text:span></text:a></text:p>
          </text:list-item>
        </text:list>
      </text:section>
      <text:section text:style-name="Sect1" text:name="ad-mpu2">
        <text:p text:style-name="P5"/>
        <text:section text:style-name="Sect1" text:name="google_ads_iframe_/21636860837/TudoGostoso/Content_4__container__">
          <text:p text:style-name="P6"/>
        </text:section>
      </text:section>
      <text:h text:style-name="P2" text:outline-level="2">MODO DE PREPARO</text:h>
      <text:list xml:id="list1909259039" text:style-name="L2">
        <text:list-item>
          <text:p text:style-name="P12"><text:span text:style-name="Strong_20_Emphasis"><text:span text:style-name="T1">Massa:</text:span></text:span></text:p>
        </text:list-item>
        <text:list-item>
          <text:p text:style-name="P13">Passe os biscoitos pelo processador até formar uma farofa fina.</text:p>
        </text:list-item>
        <text:list-item>
          <text:p text:style-name="P13">Coloque em uma tigela e vá misturando a margarina até formar uma massa lisa.</text:p>
        </text:list-item>
        <text:list-item>
          <text:p text:style-name="P13">Forre uma forma de aro removível, asse por mais ou menos 15 minutos.</text:p>
        </text:list-item>
        <text:list-item>
          <text:p text:style-name="P13">Reserve.</text:p>
        </text:list-item>
        <text:list-item>
          <text:p text:style-name="P12"><text:span text:style-name="Strong_20_Emphasis"><text:span text:style-name="T1">Recheio:</text:span></text:span></text:p>
        </text:list-item>
        <text:list-item>
          <text:p text:style-name="P13">Leve ao fogo o leite, leite condensado, essência de baunilha, amido de milho e as gemas peneiradas.</text:p>
        </text:list-item>
        <text:list-item>
          <text:p text:style-name="P13">Misture bem, mexa até formar um creme, deixe amornar e junte o creme de leite.</text:p>
        </text:list-item>
        <text:list-item>
          <text:p text:style-name="P13">Coloque o creme na forma por cima da massa já assada.</text:p>
        </text:list-item>
        <text:list-item>
          <text:p text:style-name="P13">Lave bem os morangos e pique em fatias no sentido do comprimento.</text:p>
        </text:list-item>
        <text:list-item>
          <text:p text:style-name="P13">Arrume por cima do creme, reserve.</text:p>
        </text:list-item>
        <text:list-item>
          <text:p text:style-name="P13">Faça a gelatina com 350 ml de água, deixe gelar até que fique num aspecto grossa, que escorra ainda da colher e coloque devagar por cima dos morangos.</text:p>
        </text:list-item>
        <text:list-item>
          <text:p text:style-name="P13">Leve à geladeira para acabar de endurecer.</text:p>
        </text:list-item>
        <text:list-item>
          <text:p text:style-name="P13">Desenforme.</text:p>
        </text:list-item>
        <text:list-item>
          <text:p text:style-name="P13">Sirva gelada.</text:p>
        </text:list-item>
      </text:list>
      <text:h text:style-name="P3" text:outline-level="3">INFORMAÇÕES ADICIONAIS</text:h>
      <text:list xml:id="list922603183" text:style-name="L3">
        <text:list-item>
          <text:p text:style-name="P11"><text:span text:style-name="T6">Pode começar fazendo a gelatina, para ficar mais rápida. Se você não souber como fazer gelatina, </text:span><text:a xlink:type="simple" xlink:href="https://www.tudogostoso.com.br/receita/20950-gelatina-facil.html" office:target-frame-name="_blank" xlink:show="new" text:style-name="Internet_20_link" text:visited-style-name="Visited_20_Internet_20_Link"><text:span text:style-name="T4">confira aqui</text:span></text:a><text:span text:style-name="T6"> essa receita. Mas a gelatina também pode ser substituída por 1 envelope de gel de brilho à venda nos mercados. Essa é a torta de morango com preparo de apenas 1 hora.</text:span></text:p>
          <text:p text:style-name="P11"><text:span text:style-name="T6">Além dessa deliciosa </text:span><text:span text:style-name="Strong_20_Emphasis"><text:span text:style-name="T7">receita de torta de morango simples</text:span></text:span><text:span text:style-name="T6">, o morango é uma fruta muito usada em bolos e doces. Constantemente relacionado ao romantismo, ele marca presença em bolos caseiros até receitas sofisticadas para grandes eventos e datas comemorativas, como o dia dos namorados. E melhor do que comer uma receita com morangos, só se eles </text:span><text:soft-page-break/><text:span text:style-name="T6">estiverem no recheio! Confira no blog do TudoGostoso </text:span><text:a xlink:type="simple" xlink:href="https://blog.tudogostoso.com.br/cardapios/receitas-com-recheio-de-morango/" office:target-frame-name="_blank" xlink:show="new" text:style-name="Internet_20_link" text:visited-style-name="Visited_20_Internet_20_Link"><text:span text:style-name="T4">15 receitas com recheio de morango</text:span></text:a><text:span text:style-name="T6"> e se delicie!</text:span></text:p>
          <text:p text:style-name="P11"><text:span text:style-name="T6">O morango tem o poder de transformar simples receitas em algo simplesmente fantástico, como o bombom de morango com leite em pó, bombom aberto de morango, pavê de brigadeiro com morango, bolo de morango e a irresistível </text:span><text:span text:style-name="Strong_20_Emphasis"><text:span text:style-name="T7">torta de morango</text:span></text:span><text:span text:style-name="T6">. Porém um dos dramas mais comuns de adicionar o morango aos pratos é o medo dessa fruta liberar água e acabar azedando todo o resto — ou até mesmo deixando aquele aspecto aguado! O que fazer para evitar isso? Como incluir morangos no bolo sem estragar a receita?</text:span></text:p>
          <text:p text:style-name="P9">A solução é mais fácil do que você imagina! Pegue já os morangos fresquinhos que você tem aí e venha perder esse medo de adicioná-los às sobremesas!</text:p>
          <text:p text:style-name="P9">O morango é um dos alimentos ricos em água, de forma que, para evitar que ele libere o líquido nas receitas, o mais correto é retirar a umidade da fruta o máximo que for possível. E como fazer isso? A resposta está no açúcar!</text:p>
          <text:p text:style-name="P9">Antes de adicioná-lo ao bolo, torta, bombom ou onde mais desejar, lave bem os morangos, e logo após, retire o cabinho verde e corte a fruta em pedaços. Em seguida, coloque-os em um recipiente e polvilhe açúcar sobre eles (não precisa exagerar, hein?!).</text:p>
          <text:p text:style-name="P9">Agora basta misturar tudo e deixar descansando por 15 minutos. Durante esse tempo, o morango vai soltar todo o líquido. Depois, coloque o conteúdo do recipiente em uma peneira e deixe toda a água escorrer. Lembrando que esse líquido será descartado, ok?</text:p>
          <text:p text:style-name="P9">Depois disso, basta adicionar o morango à receita sem se preocupar dele azedar! Fácil, não? Agora, corre para fazer sua sobremesa preferida com essa fruta deliciosa e arrasar!</text:p>
          <text:p text:style-name="P11"><text:span text:style-name="T6">Agora que você sabe </text:span><text:span text:style-name="Strong_20_Emphasis"><text:span text:style-name="T7">como fazer torta de morango simples</text:span></text:span><text:span text:style-name="T6">, confira também outras receitas de tortas que você pode gostar:</text:span></text:p>
        </text:list-item>
      </text:list>
      <text:p text:style-name="P10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herit" svg:font-family="inherit"/>
    <style:font-face style:name="lato" svg:font-family="la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9:41:30.820015045</meta:creation-date>
    <meta:generator>LibreOffice/6.4.1.2$Linux_X86_64 LibreOffice_project/40$Build-2</meta:generator>
    <dc:date>2022-06-24T19:48:01.520390921</dc:date>
    <meta:editing-duration>PT4M40S</meta:editing-duration>
    <meta:editing-cycles>2</meta:editing-cycles>
    <meta:document-statistic meta:table-count="0" meta:image-count="0" meta:object-count="0" meta:page-count="2" meta:paragraph-count="40" meta:word-count="648" meta:character-count="3544" meta:non-whitespace-character-count="2972"/>
  </office:meta>
</office:document-meta>
</file>